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0b59f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f40f2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1d9a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4f2b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6e978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a601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b48e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d0fb6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d911b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fce50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b59f4" officeooo:paragraph-rsid="000b59f4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4f2be" officeooo:paragraph-rsid="0014f2be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88fda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b48ea" officeooo:paragraph-rsid="001b48ea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b48ea" officeooo:paragraph-rsid="0023ee66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name-complex="Arial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d8d30" style:font-size-asian="12pt" style:font-name-complex="Arial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name-complex="Arial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9a076" style:font-size-asian="12pt" style:font-name-complex="Arial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d0fb6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paragraph-rsid="001dc4b5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d911b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0d8d30" officeooo:paragraph-rsid="000d8d30" style:font-size-asian="12pt" style:font-weight-asian="bold" style:font-name-complex="Arial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07a79" officeooo:paragraph-rsid="001fce50" style:font-size-asian="12pt" style:font-weight-asian="bold" style:font-name-complex="Arial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6e978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a6010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226b4c" style:font-size-asian="12pt" style:font-weight-asian="normal" style:font-name-complex="Ari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172002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19cf37" style:font-size-asian="12pt" style:font-weight-asian="normal" style:font-name-complex="Arial" style:font-size-complex="12pt" style:font-weight-complex="normal"/>
    </style:style>
    <style:style style:name="P50" style:family="paragraph">
      <loext:graphic-properties draw:fill="solid" draw:fill-color="#ffffff"/>
      <style:paragraph-properties style:writing-mode="lr-tb"/>
    </style:style>
    <style:style style:name="P51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1d9ac" style:font-weight-asian="bold" style:font-name-complex="Arial" style:font-weight-complex="bold"/>
    </style:style>
    <style:style style:name="T3" style:family="text">
      <style:text-properties style:font-name="Arial" fo:font-weight="bold" officeooo:rsid="001a6010" style:font-weight-asian="bold" style:font-name-complex="Ari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7a79" style:font-weight-asian="normal" style:font-weight-complex="normal"/>
    </style:style>
    <style:style style:name="T6" style:family="text">
      <style:text-properties fo:font-weight="normal" officeooo:rsid="001d911b" style:font-weight-asian="normal" style:font-weight-complex="normal"/>
    </style:style>
    <style:style style:name="T7" style:family="text">
      <style:text-properties fo:font-weight="normal" officeooo:rsid="001a6010" style:font-weight-asian="normal" style:font-weight-complex="normal"/>
    </style:style>
    <style:style style:name="T8" style:family="text">
      <style:text-properties fo:font-weight="normal" style:font-weight-asian="normal" style:font-name-complex="Arial" style:font-weight-complex="normal"/>
    </style:style>
    <style:style style:name="T9" style:family="text">
      <style:text-properties fo:font-weight="normal" officeooo:rsid="0014f2be" style:font-weight-asian="normal" style:font-name-complex="Arial" style:font-weight-complex="normal"/>
    </style:style>
    <style:style style:name="T10" style:family="text">
      <style:text-properties fo:font-weight="normal" officeooo:rsid="0016e978" style:font-weight-asian="normal" style:font-name-complex="Arial" style:font-weight-complex="normal"/>
    </style:style>
    <style:style style:name="T11" style:family="text">
      <style:text-properties fo:font-weight="normal" officeooo:rsid="0019cf37" style:font-weight-asian="normal" style:font-name-complex="Arial" style:font-weight-complex="normal"/>
    </style:style>
    <style:style style:name="T12" style:family="text">
      <style:text-properties fo:font-weight="normal" officeooo:rsid="001a6010" style:font-weight-asian="normal" style:font-name-complex="Arial" style:font-weight-complex="normal"/>
    </style:style>
    <style:style style:name="T13" style:family="text">
      <style:text-properties fo:font-weight="normal" officeooo:rsid="001d911b" style:font-weight-asian="normal" style:font-name-complex="Arial" style:font-weight-complex="normal"/>
    </style:style>
    <style:style style:name="T14" style:family="text">
      <style:text-properties fo:font-weight="normal" officeooo:rsid="001fce50" style:font-weight-asian="normal" style:font-name-complex="Arial" style:font-weight-complex="normal"/>
    </style:style>
    <style:style style:name="T15" style:family="text">
      <style:text-properties officeooo:rsid="000b59f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9a076" style:font-weight-asian="bold" style:font-weight-complex="bold"/>
    </style:style>
    <style:style style:name="T18" style:family="text">
      <style:text-properties fo:font-weight="bold" style:font-weight-asian="bold" style:font-name-complex="Arial" style:font-weight-complex="bold"/>
    </style:style>
    <style:style style:name="T19" style:family="text">
      <style:text-properties fo:font-weight="bold" officeooo:rsid="000b59f4" style:font-weight-asian="bold" style:font-name-complex="Arial" style:font-weight-complex="bold"/>
    </style:style>
    <style:style style:name="T20" style:family="text">
      <style:text-properties fo:font-weight="bold" officeooo:rsid="000f40f2" style:font-weight-asian="bold" style:font-name-complex="Arial" style:font-weight-complex="bold"/>
    </style:style>
    <style:style style:name="T21" style:family="text">
      <style:text-properties fo:font-weight="bold" officeooo:rsid="0011d9ac" style:font-weight-asian="bold" style:font-name-complex="Arial" style:font-weight-complex="bold"/>
    </style:style>
    <style:style style:name="T22" style:family="text">
      <style:text-properties fo:font-weight="bold" officeooo:rsid="0014f2be" style:font-weight-asian="bold" style:font-name-complex="Arial" style:font-weight-complex="bold"/>
    </style:style>
    <style:style style:name="T23" style:family="text">
      <style:text-properties fo:font-weight="bold" officeooo:rsid="0016e978" style:font-weight-asian="bold" style:font-name-complex="Arial" style:font-weight-complex="bold"/>
    </style:style>
    <style:style style:name="T24" style:family="text">
      <style:text-properties fo:font-weight="bold" officeooo:rsid="00188fda" style:font-weight-asian="bold" style:font-name-complex="Arial" style:font-weight-complex="bold"/>
    </style:style>
    <style:style style:name="T25" style:family="text">
      <style:text-properties fo:font-weight="bold" officeooo:rsid="0019a076" style:font-weight-asian="bold" style:font-name-complex="Arial" style:font-weight-complex="bold"/>
    </style:style>
    <style:style style:name="T26" style:family="text">
      <style:text-properties fo:font-weight="bold" officeooo:rsid="0019cf37" style:font-weight-asian="bold" style:font-name-complex="Arial" style:font-weight-complex="bold"/>
    </style:style>
    <style:style style:name="T27" style:family="text">
      <style:text-properties fo:font-weight="bold" officeooo:rsid="001a6010" style:font-weight-asian="bold" style:font-name-complex="Arial" style:font-weight-complex="bold"/>
    </style:style>
    <style:style style:name="T28" style:family="text">
      <style:text-properties fo:font-weight="bold" officeooo:rsid="001b48ea" style:font-weight-asian="bold" style:font-name-complex="Arial" style:font-weight-complex="bold"/>
    </style:style>
    <style:style style:name="T29" style:family="text">
      <style:text-properties fo:font-weight="bold" officeooo:rsid="001d0fb6" style:font-weight-asian="bold" style:font-name-complex="Arial" style:font-weight-complex="bold"/>
    </style:style>
    <style:style style:name="T30" style:family="text">
      <style:text-properties fo:font-weight="bold" officeooo:rsid="001d911b" style:font-weight-asian="bold" style:font-name-complex="Arial" style:font-weight-complex="bold"/>
    </style:style>
    <style:style style:name="T31" style:family="text">
      <style:text-properties fo:font-weight="bold" officeooo:rsid="001fce50" style:font-weight-asian="bold" style:font-name-complex="Arial" style:font-weight-complex="bold"/>
    </style:style>
    <style:style style:name="T32" style:family="text">
      <style:text-properties fo:font-weight="bold" officeooo:rsid="002197ad" style:font-weight-asian="bold" style:font-name-complex="Arial" style:font-weight-complex="bold"/>
    </style:style>
    <style:style style:name="T33" style:family="text">
      <style:text-properties style:font-name-complex="Arial"/>
    </style:style>
    <style:style style:name="T34" style:family="text">
      <style:text-properties officeooo:rsid="000b59f4" style:font-name-complex="Arial"/>
    </style:style>
    <style:style style:name="T35" style:family="text">
      <style:text-properties officeooo:rsid="000f40f2" style:font-name-complex="Arial"/>
    </style:style>
    <style:style style:name="T36" style:family="text">
      <style:text-properties officeooo:rsid="0014f2be" style:font-name-complex="Arial"/>
    </style:style>
    <style:style style:name="T37" style:family="text">
      <style:text-properties officeooo:rsid="0015689d" style:font-name-complex="Arial"/>
    </style:style>
    <style:style style:name="T38" style:family="text">
      <style:text-properties officeooo:rsid="00188fda" style:font-name-complex="Arial"/>
    </style:style>
    <style:style style:name="T39" style:family="text">
      <style:text-properties officeooo:rsid="0019a076" style:font-name-complex="Arial"/>
    </style:style>
    <style:style style:name="T40" style:family="text">
      <style:text-properties officeooo:rsid="0019cf37" style:font-name-complex="Arial"/>
    </style:style>
    <style:style style:name="T41" style:family="text">
      <style:text-properties officeooo:rsid="001a6010" style:font-name-complex="Arial"/>
    </style:style>
    <style:style style:name="T42" style:family="text">
      <style:text-properties officeooo:rsid="001b48ea" style:font-name-complex="Arial"/>
    </style:style>
    <style:style style:name="T43" style:family="text">
      <style:text-properties officeooo:rsid="001d0fb6" style:font-name-complex="Arial"/>
    </style:style>
    <style:style style:name="T44" style:family="text">
      <style:text-properties officeooo:rsid="0016e978"/>
    </style:style>
    <style:style style:name="T45" style:family="text">
      <style:text-properties officeooo:rsid="0019a076"/>
    </style:style>
    <style:style style:name="T46" style:family="text">
      <style:text-properties officeooo:rsid="001a6010"/>
    </style:style>
    <style:style style:name="T47" style:family="text">
      <style:text-properties officeooo:rsid="001d0fb6"/>
    </style:style>
    <style:style style:name="T48" style:family="text">
      <style:text-properties officeooo:rsid="001d911b"/>
    </style:style>
    <style:style style:name="T49" style:family="text">
      <style:text-properties officeooo:rsid="001f2d23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9">- - - STUDY </text:span><text:span text:style-name="T32">PARAMETERS</text:span><text:span text:style-name="T31"> </text:span><text:span text:style-name="T19">- - -</text:span></text:p>
      <text:p text:style-name="P16"><text:span text:style-name="T18"/></text:p>
      <text:p text:style-name="P16"><text:span text:style-name="T18">Date: ___/___/202__ Time:___:___to___:___ Project____________ Experiment__________</text:span></text:p>
      <text:p text:style-name="P5"><text:span text:style-name="T18"/></text:p>
      <text:p text:style-name="P5"><text:span text:style-name="T18">Researcher(s): <text:s/>_______________ | _______________ | _____________ | _______________</text:span></text:p>
      <text:p text:style-name="P22">____________________________________________________________________________</text:p>
      <text:p text:style-name="P4"><text:span text:style-name="T19"/></text:p>
      <text:p text:style-name="P4"><text:span text:style-name="T19">PARTICIPANT</text:span></text:p>
      <text:p text:style-name="P4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text:span text:style-name="T19"/></text:p>
      <text:p text:style-name="P5"><text:span text:style-name="T18">S</text:span><text:span text:style-name="T19">ubject #: ____________</text:span><text:span text:style-name="T18"> ID: ____________ V</text:span><text:span text:style-name="T19">isit</text:span><text:span text:style-name="T21">: </text:span><text:span text:style-name="T19">____________</text:span><text:span text:style-name="T18"> Consent <text:tab/> <text:s text:c="3"/>Safety</text:span></text:p>
      <text:p text:style-name="P5"><text:span text:style-name="T18"/></text:p>
      <text:p text:style-name="P7"><text:span text:style-name="T18">Height:</text:span><text:span text:style-name="T33"> _____cm </text:span><text:span text:style-name="T18">Weight:</text:span><text:span text:style-name="T33"> _____kg </text:span><text:span text:style-name="T18">Arm length:</text:span><text:span text:style-name="T33"> _____cm <text:tab/></text:span><text:span text:style-name="T18">Ethnicity</text:span><text:span text:style-name="T33">:____________________</text:span></text:p>
      <text:p text:style-name="P3"><text:span text:style-name="T33"/></text:p>
      <text:p text:style-name="P14"><text:span text:style-name="T18">Head; </text:span><text:span text:style-name="T19">N</text:span><text:span text:style-name="T18">as</text:span><text:span text:style-name="T19">ion</text:span><text:span text:style-name="T18">-in</text:span><text:span text:style-name="T19">ion: </text:span><text:span text:style-name="T33">______cm <text:s/></text:span><text:span text:style-name="T18">L-R </text:span><text:span text:style-name="T19">pre-auricular:</text:span><text:span text:style-name="T34"> ______</text:span><text:span text:style-name="T33">cm <text:s/></text:span><text:span text:style-name="T18">N</text:span><text:span text:style-name="T19">asion</text:span><text:span text:style-name="T18">-E</text:span><text:span text:style-name="T19">ar</text:span><text:span text:style-name="T18">-I</text:span><text:span text:style-name="T19">nion:</text:span><text:span text:style-name="T33"> ______cm</text:span></text:p>
      <text:p text:style-name="P14"><text:span text:style-name="T18"/></text:p>
      <text:p text:style-name="P14"><text:span text:style-name="T31">Medications: </text:span><text:span text:style-name="T14">_______________ </text:span><text:span text:style-name="T31">Nicotine: </text:span><text:span text:style-name="T14">_________________ <text:tab/></text:span><text:span text:style-name="T31">Alcohol: </text:span><text:span text:style-name="T14">_______________</text:span><text:span text:style-name="T18"> </text:span><text:span text:style-name="T33">____________________________________________________________________________</text:span></text:p>
      <text:p text:style-name="P21"/>
      <text:p text:style-name="P28">TMS</text:p>
      <text:p text:style-name="P28"/>
      <text:p text:style-name="P5"><text:span text:style-name="T19">Make</text:span><text:span text:style-name="T34">: Magstim </text:span><text:span text:style-name="T40">|</text:span><text:span text:style-name="T34"> MagVenture | Mag&amp;More | Dantec | Other_____________________________</text:span></text:p>
      <text:p text:style-name="P5"><text:span text:style-name="T33"/></text:p>
      <text:p text:style-name="P5"><text:span text:style-name="T19">Model</text:span><text:span text:style-name="T34">: 200 | </text:span><text:span text:style-name="T33">BiStim | Rapid | </text:span><text:span text:style-name="T34">MagPro R___ | PowerMag _____ | </text:span><text:span text:style-name="T33">Other____________________</text:span></text:p>
      <text:p text:style-name="P21"/>
      <text:p text:style-name="P5"><text:span text:style-name="T18">Coil </text:span><text:span text:style-name="T19">shape</text:span><text:span text:style-name="T18">:</text:span><text:span text:style-name="T33"><text:tab/></text:span><text:span text:style-name="T34">Round | Figure 8 | Double-Cone | H-coil<text:tab/><text:tab/></text:span><text:span text:style-name="T19">Handle</text:span><text:span text:style-name="T34">: <text:s text:c="2"/>Flat | Branding iron</text:span></text:p>
      <text:p text:style-name="P5"><text:span text:style-name="T34"/></text:p>
      <text:p text:style-name="P16"><text:span text:style-name="T18">Coil size</text:span><text:span text:style-name="T33">:<text:tab/>50 | 70 | 90 | 100 | 110 | Other: _____ mm<text:tab/></text:span><text:span text:style-name="T18">Diameter</text:span><text:span text:style-name="T33">: Inner | Mean | Outer</text:span></text:p>
      <text:p text:style-name="P23">____________________________________________________________________________</text:p>
      <text:p text:style-name="P23"/>
      <text:p text:style-name="P38">EMG</text:p>
      <text:p text:style-name="P21"/>
      <text:p text:style-name="P3"><text:span text:style-name="T18">Muscle1: </text:span><text:span text:style-name="T33">FDI|T</text:span><text:span text:style-name="T35">E</text:span><text:span text:style-name="T33">|ADM|FDS|EDC|</text:span><text:span text:style-name="T35">FCR/U|ECR/U</text:span><text:span text:style-name="T33">|B</text:span><text:span text:style-name="T35">R</text:span><text:span text:style-name="T33">|</text:span><text:span text:style-name="T35">BB|</text:span><text:span text:style-name="T33">T</text:span><text:span text:style-name="T35">B</text:span><text:span text:style-name="T33">|D</text:span><text:span text:style-name="T35">EL</text:span><text:span text:style-name="T33">|P</text:span><text:span text:style-name="T35">EC</text:span><text:span text:style-name="T33">|Other___________ L | R</text:span></text:p>
      <text:p text:style-name="P3"><text:span text:style-name="T33"/></text:p>
      <text:p text:style-name="P6"><text:span text:style-name="T18">Muscle</text:span><text:span text:style-name="T20">2</text:span><text:span text:style-name="T18">: </text:span><text:span text:style-name="T33">FDI|T</text:span><text:span text:style-name="T35">E</text:span><text:span text:style-name="T33">|ADM|FDS|EDC|</text:span><text:span text:style-name="T35">FCR/U|ECR/U</text:span><text:span text:style-name="T33">|B</text:span><text:span text:style-name="T35">R</text:span><text:span text:style-name="T33">|</text:span><text:span text:style-name="T35">BB|</text:span><text:span text:style-name="T33">T</text:span><text:span text:style-name="T35">B</text:span><text:span text:style-name="T33">|D</text:span><text:span text:style-name="T35">EL</text:span><text:span text:style-name="T33">|P</text:span><text:span text:style-name="T35">EC</text:span><text:span text:style-name="T33">|Other___________ L | R</text:span></text:p>
      <text:p text:style-name="P6"><text:span text:style-name="T33"/></text:p>
      <text:p text:style-name="P6"><text:span text:style-name="T18">Muscle</text:span><text:span text:style-name="T20">3</text:span><text:span text:style-name="T18">: </text:span><text:span text:style-name="T33">FDI|T</text:span><text:span text:style-name="T35">E</text:span><text:span text:style-name="T33">|ADM|FDS|EDC|</text:span><text:span text:style-name="T35">FCR/U|ECR/U</text:span><text:span text:style-name="T33">|B</text:span><text:span text:style-name="T35">R</text:span><text:span text:style-name="T33">|</text:span><text:span text:style-name="T35">BB|</text:span><text:span text:style-name="T33">T</text:span><text:span text:style-name="T35">B</text:span><text:span text:style-name="T33">|D</text:span><text:span text:style-name="T35">EL</text:span><text:span text:style-name="T33">|P</text:span><text:span text:style-name="T35">EC</text:span><text:span text:style-name="T33">|Other___________ L | R</text:span></text:p>
      <text:p text:style-name="P6"><text:span text:style-name="T33"/></text:p>
      <text:p text:style-name="P6"><text:span text:style-name="T18">Muscle</text:span><text:span text:style-name="T20">4</text:span><text:span text:style-name="T18">: </text:span><text:span text:style-name="T33">FDI|T</text:span><text:span text:style-name="T35">E</text:span><text:span text:style-name="T33">|ADM|FDS|EDC|</text:span><text:span text:style-name="T35">FCR/U|ECR/U</text:span><text:span text:style-name="T33">|B</text:span><text:span text:style-name="T35">R</text:span><text:span text:style-name="T33">|</text:span><text:span text:style-name="T35">BB|</text:span><text:span text:style-name="T33">T</text:span><text:span text:style-name="T35">B</text:span><text:span text:style-name="T33">|D</text:span><text:span text:style-name="T35">EL</text:span><text:span text:style-name="T33">|P</text:span><text:span text:style-name="T35">EC</text:span><text:span text:style-name="T33">|Other___________ L | R</text:span></text:p>
      <text:p text:style-name="P21">____________________________________________________________________________</text:p>
      <text:p text:style-name="P21"/>
      <text:p text:style-name="P39">PNS</text:p>
      <text:p text:style-name="P39"/>
      <text:p text:style-name="P41">Stimulator Make: <text:span text:style-name="T4">Digitimer | ADInstruments<text:tab/></text:span>Model<text:span text:style-name="T4">: D____ | BioAmp | Other_____________</text:span></text:p>
      <text:p text:style-name="P41"/>
      <text:p text:style-name="P41">Nerve1: <text:span text:style-name="T4">Digital__|Median|Ulnar|Radial <text:tab/></text:span>Location<text:span text:style-name="T4">: <text:s/>Finger|Wrist|Elbow|Other___________L | R</text:span></text:p>
      <text:p text:style-name="P41"><text:span text:style-name="T4"/></text:p>
      <text:p text:style-name="P41">Nerve2<text:span text:style-name="T4">: Digital__|Median|Ulnar|Radial <text:tab/></text:span>Location<text:span text:style-name="T4">: <text:s/>Finger|Wrist|Elbow|Other___________L | R</text:span></text:p>
      <text:p text:style-name="P41"><text:span text:style-name="T4"/></text:p>
      <text:p text:style-name="P41">Nerve3<text:span text:style-name="T4">: Digital__|Median|Ulnar|Radial <text:tab/></text:span>Location<text:span text:style-name="T4">: <text:s/>Finger|Wrist|Elbow|Other___________L | R</text:span></text:p>
      <text:p text:style-name="P41"><text:span text:style-name="T4"/></text:p>
      <text:p text:style-name="P41">Nerve4<text:span text:style-name="T4">: Digital__|Median|Ulnar|Radial <text:tab/></text:span>Location<text:span text:style-name="T4">: <text:s/>Finger|Wrist|Elbow|Other___________L | R</text:span></text:p>
      <text:p text:style-name="P40"><text:soft-page-break/><text:span text:style-name="T15">- - - THRESHOLDS - - -</text:span></text:p>
      <text:p text:style-name="P42"><text:span text:style-name="T5"/></text:p>
      <text:p text:style-name="P43">TMS THRESHOLD LOCATIONS</text:p>
      <text:p text:style-name="P42"/>
      <text:p text:style-name="P9"><draw:custom-shape text:anchor-type="char" draw:z-index="6" draw:name="Shape 1" draw:style-name="gr1" draw:text-style-name="P50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7">Site</text:span><text:span text:style-name="T23">1: </text:span><text:span text:style-name="T10">_________ </text:span><text:span text:style-name="T18">Ref.</text:span><text:span text:style-name="T33">: Vertex|Inion|____ </text:span><text:span text:style-name="T23">Hem: </text:span><text:span text:style-name="T10">L|mid|R </text:span><text:span text:style-name="T23">Right:</text:span><text:span text:style-name="T10"> ___cm </text:span><text:span text:style-name="T23">Forward:</text:span><text:span text:style-name="T10"> ___cm</text:span></text:p>
      <text:p text:style-name="P9"><draw:custom-shape text:anchor-type="char" draw:z-index="7" draw:name="Shape 2" draw:style-name="gr1" draw:text-style-name="P50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/></text:p>
      <text:p text:style-name="P10"><text:span text:style-name="T27">Site2</text:span><text:span text:style-name="T23">: </text:span><text:span text:style-name="T10">_________ </text:span><text:span text:style-name="T23">Ref.</text:span><text:span text:style-name="T10">: Vertex|Inion|____ </text:span><text:span text:style-name="T23">Hem: </text:span><text:span text:style-name="T10">L|mid|R </text:span><text:span text:style-name="T23">Right:</text:span><text:span text:style-name="T10"> ___cm </text:span><text:span text:style-name="T23">Forward:</text:span><text:span text:style-name="T10"> ___cm</text:span></text:p>
      <text:p text:style-name="P9"><draw:custom-shape text:anchor-type="char" draw:z-index="8" draw:name="Shape 3" draw:style-name="gr1" draw:text-style-name="P50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/></text:p>
      <text:p text:style-name="P10"><text:span text:style-name="T27">Site3</text:span><text:span text:style-name="T23">: </text:span><text:span text:style-name="T10">_________ </text:span><text:span text:style-name="T23">Ref.</text:span><text:span text:style-name="T10">: Vertex|Inion|____ </text:span><text:span text:style-name="T23">Hem: </text:span><text:span text:style-name="T10">L|mid|R </text:span><text:span text:style-name="T23">Right:</text:span><text:span text:style-name="T10"> ___cm </text:span><text:span text:style-name="T23">Forward:</text:span><text:span text:style-name="T10"> ___cm</text:span></text:p>
      <text:p text:style-name="P9"><draw:custom-shape text:anchor-type="char" draw:z-index="9" draw:name="Shape 4" draw:style-name="gr1" draw:text-style-name="P50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0"/></text:p>
      <text:p text:style-name="P10"><text:span text:style-name="T27">Site4</text:span><text:span text:style-name="T23">: </text:span><text:span text:style-name="T10">_________ </text:span><text:span text:style-name="T23">Ref.</text:span><text:span text:style-name="T10">: Vertex|Inion|____ </text:span><text:span text:style-name="T23">Hem: </text:span><text:span text:style-name="T10">L|mid|R </text:span><text:span text:style-name="T23">Right:</text:span><text:span text:style-name="T10"> ___cm </text:span><text:span text:style-name="T23">Forward:</text:span><text:span text:style-name="T10"> ___cm</text:span></text:p>
      <text:p text:style-name="P48">____________________________________________________________________________</text:p>
      <text:p text:style-name="P29"/>
      <text:p text:style-name="P29">TMS THRESHOLDS</text:p>
      <text:p text:style-name="P29"/>
      <text:p text:style-name="P8"><text:span text:style-name="T18">Method</text:span><text:span text:style-name="T8">: </text:span><text:span text:style-name="T33">MEPs</text:span><text:span text:style-name="T8">|</text:span><text:span text:style-name="T9">T</text:span><text:span text:style-name="T33">witch|Other________</text:span><text:span text:style-name="T37">_</text:span><text:span text:style-name="T33"><text:tab/></text:span><text:span text:style-name="T22">Algorithm:</text:span><text:span text:style-name="T36"> Frequency|PEST|Other___________</text:span></text:p>
      <text:p text:style-name="P8"><text:span text:style-name="T36"/></text:p>
      <text:p text:style-name="P17"><text:span text:style-name="T18">Target: </text:span><text:span text:style-name="T8">5/10/_____MEPs</text:span><text:span text:style-name="T18"> </text:span><text:span text:style-name="T8">of</text:span><text:span text:style-name="T18"> </text:span><text:span text:style-name="T33">10/20/____ t</text:span><text:span text:style-name="T8">rials</text:span><text:span text:style-name="T18"><text:tab/>Criterion </text:span><text:span text:style-name="T24">m</text:span><text:span text:style-name="T18">V:</text:span><text:span text:style-name="T33"> </text:span><text:span text:style-name="T38">0.05/0.10/0.</text:span><text:span text:style-name="T33">20/</text:span><text:span text:style-name="T38">1.0/</text:span><text:span text:style-name="T33">Other_____</text:span><text:span text:style-name="T38">m</text:span><text:span text:style-name="T33">V</text:span></text:p>
      <text:p text:style-name="P8"><text:span text:style-name="T33"/></text:p>
      <text:p text:style-name="P8"/>
      <text:p text:style-name="P18"><text:span text:style-name="T16">Muscle</text:span>: <text:span text:style-name="T33">____</text:span> <text:span text:style-name="T16">Side</text:span>: L|R <text:s/><text:span text:style-name="T16">State</text:span>: Rest/<text:span text:style-name="T33">___</text:span>%MVC|Mov<text:span text:style-name="T45">e</text:span><text:span text:style-name="T33"> <text:s/></text:span><text:span text:style-name="T25">mV</text:span><text:span text:style-name="T39">: 0.05/___ </text:span><text:span text:style-name="T16">Threshold:</text:span> <text:span text:style-name="T33">____%MSO</text:span></text:p>
      <text:p text:style-name="P18"><text:span text:style-name="T33"/></text:p>
      <text:p text:style-name="P25"><text:span text:style-name="T16">Muscle</text:span>: ____ <text:span text:style-name="T16">Side</text:span>: L|R <text:s/><text:span text:style-name="T16">State</text:span>: Rest/___%MVC|Mov<text:span text:style-name="T45">e</text:span> <text:s/><text:span text:style-name="T17">mV</text:span><text:span text:style-name="T45">: 0.05/___ </text:span><text:span text:style-name="T16">Threshold:</text:span> ____%MSO</text:p>
      <text:p text:style-name="P25"/>
      <text:p text:style-name="P25"><text:span text:style-name="T16">Muscle</text:span>: ____ <text:span text:style-name="T16">Side</text:span>: L|R <text:s/><text:span text:style-name="T16">State</text:span>: Rest/___%MVC|Mov<text:span text:style-name="T45">e</text:span> <text:s/><text:span text:style-name="T17">mV</text:span><text:span text:style-name="T45">: 0.05/___ </text:span><text:span text:style-name="T16">Threshold:</text:span> ____%MSO</text:p>
      <text:p text:style-name="P25"/>
      <text:p text:style-name="P25"><text:span text:style-name="T16">Muscle</text:span>: ____ <text:span text:style-name="T16">Side</text:span>: L|R <text:s/><text:span text:style-name="T16">State</text:span>: Rest/___%MVC|Mov<text:span text:style-name="T45">e</text:span> <text:s/><text:span text:style-name="T17">mV</text:span><text:span text:style-name="T45">: 0.05/___ </text:span><text:span text:style-name="T16">Threshold:</text:span> ____%MSO</text:p>
      <text:p text:style-name="P35"/>
      <text:p text:style-name="P49">____________________________________________________________________________</text:p>
      <text:p text:style-name="P35"/>
      <text:p text:style-name="P29">NERVE THRESHOLDS</text:p>
      <text:p text:style-name="P29"/>
      <text:p text:style-name="P8"><text:span text:style-name="T18">Nerve: </text:span><text:span text:style-name="T8">____ </text:span><text:span text:style-name="T26">Side:</text:span><text:span text:style-name="T11"> </text:span><text:span text:style-name="T8">L</text:span><text:span text:style-name="T11">|</text:span><text:span text:style-name="T8">R; </text:span><text:span text:style-name="T27">Duration:</text:span><text:span text:style-name="T12"> ___ ms </text:span><text:span text:style-name="T18">Sensory:</text:span><text:span text:style-name="T8">___mA; </text:span><text:span text:style-name="T18">M-</text:span><text:span text:style-name="T27">wave</text:span><text:span text:style-name="T18">:</text:span><text:span text:style-name="T8">___mA; </text:span><text:span text:style-name="T18">Twitch:</text:span><text:span text:style-name="T8"> ___mA</text:span></text:p>
      <text:p text:style-name="P8"><text:span text:style-name="T8"/></text:p>
      <text:p text:style-name="P10"><text:span text:style-name="T18">Nerve: </text:span><text:span text:style-name="T8">____ </text:span><text:span text:style-name="T26">Side:</text:span><text:span text:style-name="T11"> </text:span><text:span text:style-name="T8">L</text:span><text:span text:style-name="T11">|</text:span><text:span text:style-name="T8">R; </text:span><text:span text:style-name="T27">Duration:</text:span><text:span text:style-name="T12"> ___ ms </text:span><text:span text:style-name="T18">Sensory:</text:span><text:span text:style-name="T8">___mA; </text:span><text:span text:style-name="T18">M-</text:span><text:span text:style-name="T27">wave</text:span><text:span text:style-name="T18">:</text:span><text:span text:style-name="T8">___mA; </text:span><text:span text:style-name="T18">Twitch:</text:span><text:span text:style-name="T8"> ___mA</text:span></text:p>
      <text:p text:style-name="P10"><text:span text:style-name="T8"/></text:p>
      <text:p text:style-name="P10"><text:span text:style-name="T18">Nerve: </text:span><text:span text:style-name="T8">____ </text:span><text:span text:style-name="T26">Side:</text:span><text:span text:style-name="T11"> </text:span><text:span text:style-name="T8">L</text:span><text:span text:style-name="T11">|</text:span><text:span text:style-name="T8">R; </text:span><text:span text:style-name="T27">Duration:</text:span><text:span text:style-name="T12"> ___ ms </text:span><text:span text:style-name="T18">Sensory:</text:span><text:span text:style-name="T8">___mA; </text:span><text:span text:style-name="T18">M-</text:span><text:span text:style-name="T27">wave</text:span><text:span text:style-name="T18">:</text:span><text:span text:style-name="T8">___mA; </text:span><text:span text:style-name="T18">Twitch:</text:span><text:span text:style-name="T8"> ___mA</text:span></text:p>
      <text:p text:style-name="P10"><text:span text:style-name="T8"/></text:p>
      <text:p text:style-name="P10"><text:span text:style-name="T18">Nerve: </text:span><text:span text:style-name="T8">____ </text:span><text:span text:style-name="T26">Side:</text:span><text:span text:style-name="T11"> </text:span><text:span text:style-name="T8">L</text:span><text:span text:style-name="T11">|</text:span><text:span text:style-name="T8">R; </text:span><text:span text:style-name="T27">Duration:</text:span><text:span text:style-name="T12"> ___ ms </text:span><text:span text:style-name="T18">Sensory:</text:span><text:span text:style-name="T8">___mA; </text:span><text:span text:style-name="T18">M-</text:span><text:span text:style-name="T27">wave</text:span><text:span text:style-name="T18">:</text:span><text:span text:style-name="T8">___mA; </text:span><text:span text:style-name="T18">Twitch:</text:span><text:span text:style-name="T8"> ___mA</text:span></text:p>
      <text:p text:style-name="P8"><text:span text:style-name="T8"/></text:p>
      <text:p text:style-name="P35"/>
      <text:p text:style-name="P27">NOTES</text:p>
      <text:p text:style-name="P47">____________________________________________________________________________</text:p>
      <text:p text:style-name="P46"/>
      <text:p text:style-name="P46">____________________________________________________________________________</text:p>
      <text:p text:style-name="P46"/>
      <text:p text:style-name="P46">____________________________________________________________________________</text:p>
      <text:p text:style-name="P47"/>
      <text:p text:style-name="P47">____________________________________________________________________________</text:p>
      <text:p text:style-name="P47"/>
      <text:p text:style-name="P47">____________________________________________________________________________</text:p>
      <text:p text:style-name="P30"><text:soft-page-break/>- - - EXPERIMENT - - -</text:p>
      <text:p text:style-name="P30"/>
      <text:p text:style-name="P31"><text:span text:style-name="T44">TMS LOCATIONS</text:span></text:p>
      <text:p text:style-name="P3"><draw:custom-shape text:anchor-type="char" draw:z-index="2" draw:name="Shape 5" draw:style-name="gr1" draw:text-style-name="P50" svg:width="0.5cm" svg:height="0.5cm" svg:x="17.473cm" svg:y="0.43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0"><text:span text:style-name="T18">Site</text:span><text:span text:style-name="T27">1</text:span><text:span text:style-name="T18">: ________</text:span><text:span text:style-name="T33"> </text:span><text:span text:style-name="T27">Hem.:</text:span><text:span text:style-name="T41"> </text:span><text:span text:style-name="T33">L | Mid | R <text:s text:c="2"/></text:span><text:span text:style-name="T23">Right:</text:span><text:span text:style-name="T10"> ___cm </text:span><text:span text:style-name="T23">Forward:</text:span><text:span text:style-name="T10"> ___cm <text:s text:c="2"/></text:span><text:span text:style-name="T30">MNI: </text:span><text:span text:style-name="T13">___x,___y,___z</text:span></text:p>
      <text:p text:style-name="P10"><text:span text:style-name="T10"/></text:p>
      <text:p text:style-name="P13"><draw:custom-shape text:anchor-type="char" draw:z-index="3" draw:name="Shape 6" draw:style-name="gr1" draw:text-style-name="P51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3">Site</text:span><text:span text:style-name="T30">2</text:span><text:span text:style-name="T23">: ________</text:span><text:span text:style-name="T10"> </text:span><text:span text:style-name="T27">Hem.:</text:span><text:span text:style-name="T12"> </text:span><text:span text:style-name="T10">L | Mid | R <text:s text:c="2"/></text:span><text:span text:style-name="T23">Right:</text:span><text:span text:style-name="T10"> ___cm </text:span><text:span text:style-name="T23">Forward:</text:span><text:span text:style-name="T10"> ___cm <text:s text:c="2"/></text:span><text:span text:style-name="T30">MNI: </text:span><text:span text:style-name="T13">___x,___y,___z</text:span></text:p>
      <text:p text:style-name="P13"><draw:custom-shape text:anchor-type="char" draw:z-index="4" draw:name="Shape 7" draw:style-name="gr1" draw:text-style-name="P50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/></text:p>
      <text:p text:style-name="P13"><text:span text:style-name="T30">Site3: ________</text:span><text:span text:style-name="T13"> </text:span><text:span text:style-name="T27">Hem.:</text:span><text:span text:style-name="T12"> </text:span><text:span text:style-name="T13">L | Mid | R <text:s text:c="2"/></text:span><text:span text:style-name="T23">Right:</text:span><text:span text:style-name="T10"> ___cm </text:span><text:span text:style-name="T23">Forward:</text:span><text:span text:style-name="T10"> ___cm <text:s text:c="2"/></text:span><text:span text:style-name="T30">MNI: </text:span><text:span text:style-name="T13">___x,___y,___z</text:span></text:p>
      <text:p text:style-name="P13"><draw:custom-shape text:anchor-type="char" draw:z-index="5" draw:name="Shape 7" draw:style-name="gr1" draw:text-style-name="P50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3"/></text:p>
      <text:p text:style-name="P13"><text:span text:style-name="T30">Site4: ________</text:span><text:span text:style-name="T13"> </text:span><text:span text:style-name="T27">Hem.:</text:span><text:span text:style-name="T12"> </text:span><text:span text:style-name="T13">L | Mid | R <text:s text:c="2"/></text:span><text:span text:style-name="T23">Right:</text:span><text:span text:style-name="T10"> ___cm </text:span><text:span text:style-name="T23">Forward:</text:span><text:span text:style-name="T10"> ___cm <text:s text:c="2"/></text:span><text:span text:style-name="T30">MNI: </text:span><text:span text:style-name="T13">___x,___y,___z</text:span></text:p>
      <text:p text:style-name="P26"/>
      <text:p text:style-name="P26">N blocks: ____ N trials per block: ____ N pulses per trial: ____ Total pulses:_______ </text:p>
      <text:p text:style-name="P34"><text:span text:style-name="T7">____________________________________________________________________________</text:span></text:p>
      <text:p text:style-name="P27"/>
      <text:p text:style-name="P32"><text:span text:style-name="T49">TMS</text:span> PULSES</text:p>
      <text:p text:style-name="P37"/>
      <text:p text:style-name="P15"><text:span text:style-name="T18">TMS </text:span><text:span text:style-name="T28">train t</text:span><text:span text:style-name="T18">ype: </text:span><text:span text:style-name="T33">Single | Paired | </text:span><text:span text:style-name="T42">Triple | Quadruple | </text:span><text:span text:style-name="T33">rTMS: ____Hz, ____ s </text:span><text:span text:style-name="T42">| ______________</text:span></text:p>
      <text:p text:style-name="P15"><text:span text:style-name="T33"/></text:p>
      <text:p text:style-name="P20"><text:span text:style-name="T18">TMS coil 1:</text:span><text:span text:style-name="T8">_______ </text:span><text:span text:style-name="T18">TMS coil 2:</text:span><text:span text:style-name="T8">_______ </text:span><text:span text:style-name="T18">TMS coil 3:</text:span><text:span text:style-name="T8">_______ </text:span><text:span text:style-name="T13">(in order of pulses)</text:span></text:p>
      <text:p text:style-name="P15"/>
      <text:p text:style-name="P15"><text:span text:style-name="T18">TMS intensity1:<text:tab/>_____ </text:span><text:span text:style-name="T33">%MSO </text:span><text:span text:style-name="T18">_____ </text:span><text:span text:style-name="T33">%RMT | %AMT<text:tab/></text:span><text:span text:style-name="T29">Shape:</text:span><text:span text:style-name="T43"> Mono | Bi | _____________</text:span></text:p>
      <text:p text:style-name="P24"/>
      <text:p text:style-name="P15"><text:span text:style-name="T18">TMS intensity2:<text:tab/>_____ </text:span><text:span text:style-name="T33">%MSO </text:span><text:span text:style-name="T18">_____ </text:span><text:span text:style-name="T33">%RMT | %AMT<text:tab/></text:span><text:span text:style-name="T29">Shape:</text:span><text:span text:style-name="T43"> Mono | Bi | _____________</text:span></text:p>
      <text:p text:style-name="P37"/>
      <text:p text:style-name="P15"><text:span text:style-name="T18">TMS intensity3:<text:tab/>_____ </text:span><text:span text:style-name="T33">%MSO </text:span><text:span text:style-name="T18">_____ </text:span><text:span text:style-name="T33">%RMT | %AMT<text:tab/></text:span><text:span text:style-name="T29">Shape:</text:span><text:span text:style-name="T43"> Mono | Bi | _____________</text:span></text:p>
      <text:p text:style-name="P37"/>
      <text:p text:style-name="P15"><text:span text:style-name="T18">TMS intensity4:<text:tab/>_____ </text:span><text:span text:style-name="T33">%MSO </text:span><text:span text:style-name="T18">_____ </text:span><text:span text:style-name="T33">%RMT | %AMT<text:tab/></text:span><text:span text:style-name="T29">Shape:</text:span><text:span text:style-name="T43"> Mono | Bi | _____________</text:span></text:p>
      <text:p text:style-name="P32"><text:span text:style-name="T7">____________________________________________________________________________</text:span></text:p>
      <text:p text:style-name="P32"><text:span text:style-name="T7"/></text:p>
      <text:p text:style-name="P32">NERVE PULSES</text:p>
      <text:p text:style-name="P26"/>
      <text:p text:style-name="P26">Nerve1: <text:span text:style-name="T4">Median|Ulnar|Radial|</text:span><text:span text:style-name="T6">Digital__|_</text:span><text:span text:style-name="T4">______ </text:span><text:span text:style-name="T48">Side:</text:span><text:span text:style-name="T6"> </text:span><text:span text:style-name="T4">L|R </text:span><text:span text:style-name="T48">Duration:</text:span><text:span text:style-name="T6"> ___ms </text:span><text:span text:style-name="T48">I</text:span>ntensity: <text:span text:style-name="T4">___mA</text:span></text:p>
      <text:p text:style-name="P36"><text:span text:style-name="T4"/></text:p>
      <text:p text:style-name="P36">Nerve<text:span text:style-name="T48">2</text:span>:<text:span text:style-name="T4"> Median|Ulnar|Radial|</text:span><text:span text:style-name="T6">Digital__|_</text:span><text:span text:style-name="T4">______ </text:span><text:span text:style-name="T48">Side: </text:span><text:span text:style-name="T4">L|R </text:span><text:span text:style-name="T48">Duration:</text:span><text:span text:style-name="T6"> ___ms </text:span><text:span text:style-name="T48">I</text:span>ntensity: <text:span text:style-name="T4">___mA</text:span></text:p>
      <text:p text:style-name="P36"><text:span text:style-name="T4"/></text:p>
      <text:p text:style-name="P36">Nerve<text:span text:style-name="T48">3</text:span>: <text:span text:style-name="T4">Median|Ulnar|Radial|</text:span><text:span text:style-name="T6">Digital__|_</text:span><text:span text:style-name="T4">______ </text:span><text:span text:style-name="T48">Side:</text:span><text:span text:style-name="T6"> </text:span><text:span text:style-name="T4">L|R </text:span><text:span text:style-name="T48">Duration:</text:span><text:span text:style-name="T6"> ___ms </text:span><text:span text:style-name="T48">I</text:span>ntensity:<text:span text:style-name="T4"> ___mA</text:span></text:p>
      <text:p text:style-name="P36"><text:span text:style-name="T4"/></text:p>
      <text:p text:style-name="P36">Nerve<text:span text:style-name="T48">4</text:span>:<text:span text:style-name="T4"> Median|Ulnar|Radial|</text:span><text:span text:style-name="T6">Digital__|_</text:span><text:span text:style-name="T4">______ </text:span><text:span text:style-name="T6">S</text:span><text:span text:style-name="T48">ide:</text:span><text:span text:style-name="T6"> </text:span><text:span text:style-name="T4">L|R </text:span><text:span text:style-name="T48">Duration:</text:span><text:span text:style-name="T6"> ___ms </text:span><text:span text:style-name="T48">I</text:span>ntensity:<text:span text:style-name="T4"> ___mA</text:span></text:p>
      <text:p text:style-name="P26"/>
      <text:p text:style-name="P33"><text:span text:style-name="T18"/></text:p>
      <text:p text:style-name="P33"><text:span text:style-name="T18">N blocks: ____ N trials per block: ____ N pulses per trial: ____ Total pulses:_______</text:span> </text:p>
      <text:p text:style-name="P27"/>
      <text:p text:style-name="P27">NOTES</text:p>
      <text:p text:style-name="P44">____________________________________________________________________________</text:p>
      <text:p text:style-name="P44"/>
      <text:p text:style-name="P44">____________________________________________________________________________</text:p>
      <text:p text:style-name="P44"/>
      <text:p text:style-name="P44">____________________________________________________________________________</text:p>
      <text:p text:style-name="P44"/>
      <text:p text:style-name="P45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style:font-name="Arial" fo:font-weight="bold" officeooo:rsid="001a6010" style:font-weight-asian="bold" style:font-name-complex="Arial" style:font-weight-complex="bold"/>
    </style:style>
    <style:style style:name="MT3" style:family="text">
      <style:text-properties style:font-name="Arial" fo:font-weight="bold" officeooo:rsid="0011d9ac" style:font-weight-asian="bold" style:font-name-complex="Arial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</text:span><text:span text:style-name="MT2">heet<text:tab/><text:tab/></text:span><text:span text:style-name="MT3">Version 3<text:tab/><text:tab/></text:span><text:span text:style-name="MT2">October 2024<text:tab/></text:span><text:span text:style-name="MT3"><text:tab/></text:span><text:span text:style-name="MT2">Page </text:span><text:span text:style-name="MT2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||github.com|TMSMultiLab|TMSMultiLab|blob|main|Docs|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14:00</meta:creation-date>
    <dc:date>2024-10-13T08:23:13.183099578</dc:date>
    <meta:editing-cycles>59</meta:editing-cycles>
    <meta:editing-duration>PT2H22M59S</meta:editing-duration>
    <meta:generator>LibreOffice/6.0.7.3$Linux_X86_64 LibreOffice_project/00m0$Build-3</meta:generator>
    <meta:document-statistic meta:table-count="0" meta:image-count="0" meta:object-count="0" meta:page-count="3" meta:paragraph-count="82" meta:word-count="567" meta:character-count="5709" meta:non-whitespace-character-count="5174"/>
  </office:meta>
</office:document-meta>
</file>